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style:font-name="Arial" style:text-underline-style="solid" style:text-underline-width="auto" style:text-underline-color="font-color" officeooo:rsid="001d5640" officeooo:paragraph-rsid="001d5640"/>
    </style:style>
    <style:style style:name="P2" style:family="paragraph" style:parent-style-name="Standard">
      <style:paragraph-properties fo:text-align="center" style:justify-single-word="false"/>
      <style:text-properties style:font-name="Arial" style:text-underline-style="solid" style:text-underline-width="auto" style:text-underline-color="font-color" officeooo:rsid="001d5640" officeooo:paragraph-rsid="001d5640"/>
    </style:style>
    <style:style style:name="P3" style:family="paragraph" style:parent-style-name="Standard">
      <style:paragraph-properties fo:text-align="start" style:justify-single-word="false"/>
      <style:text-properties style:font-name="Arial" style:text-underline-style="solid" style:text-underline-width="auto" style:text-underline-color="font-color" officeooo:rsid="001d5640" officeooo:paragraph-rsid="001d5640"/>
    </style:style>
    <style:style style:name="P4" style:family="paragraph" style:parent-style-name="Standard">
      <style:paragraph-properties fo:text-align="start" style:justify-single-word="false"/>
      <style:text-properties style:font-name="Arial" style:text-underline-style="solid" style:text-underline-width="auto" style:text-underline-color="font-color" officeooo:rsid="0029499b" officeooo:paragraph-rsid="0029499b"/>
    </style:style>
    <style:style style:name="P5" style:family="paragraph" style:parent-style-name="Standard">
      <style:paragraph-properties fo:text-align="start" style:justify-single-word="false"/>
      <style:text-properties style:font-name="Arial" style:text-underline-style="solid" style:text-underline-width="auto" style:text-underline-color="font-color" officeooo:rsid="002c9212" officeooo:paragraph-rsid="002c9212"/>
    </style:style>
    <style:style style:name="P6" style:family="paragraph" style:parent-style-name="Standard">
      <style:paragraph-properties fo:text-align="start" style:justify-single-word="false"/>
      <style:text-properties style:font-name="Arial" style:text-underline-style="solid" style:text-underline-width="auto" style:text-underline-color="font-color" officeooo:rsid="002f8065" officeooo:paragraph-rsid="002f8065"/>
    </style:style>
    <style:style style:name="P7" style:family="paragraph" style:parent-style-name="Standard">
      <style:paragraph-properties fo:text-align="start" style:justify-single-word="false" fo:break-before="page"/>
      <style:text-properties style:font-name="Arial" style:text-underline-style="solid" style:text-underline-width="auto" style:text-underline-color="font-color" officeooo:rsid="002fb77a" officeooo:paragraph-rsid="002fb77a"/>
    </style:style>
    <style:style style:name="P8" style:family="paragraph" style:parent-style-name="Standard">
      <style:paragraph-properties fo:text-align="start" style:justify-single-word="false"/>
      <style:text-properties style:font-name="Arial" style:text-underline-style="solid" style:text-underline-width="auto" style:text-underline-color="font-color" officeooo:rsid="002fb77a" officeooo:paragraph-rsid="002fb77a"/>
    </style:style>
    <style:style style:name="P9" style:family="paragraph" style:parent-style-name="Standard">
      <style:paragraph-properties fo:text-align="start" style:justify-single-word="false"/>
      <style:text-properties style:font-name="Arial" style:text-underline-style="none" officeooo:rsid="001e25bb" officeooo:paragraph-rsid="001e25bb"/>
    </style:style>
    <style:style style:name="P10" style:family="paragraph" style:parent-style-name="Standard">
      <style:paragraph-properties fo:text-align="start" style:justify-single-word="false"/>
      <style:text-properties style:font-name="Arial" style:text-underline-style="none" officeooo:rsid="002018b8" officeooo:paragraph-rsid="002314b4"/>
    </style:style>
    <style:style style:name="P11" style:family="paragraph" style:parent-style-name="Standard">
      <style:paragraph-properties fo:text-align="start" style:justify-single-word="false"/>
      <style:text-properties style:font-name="Arial" style:text-underline-style="none" officeooo:rsid="002331ae" officeooo:paragraph-rsid="002331ae"/>
    </style:style>
    <style:style style:name="P12" style:family="paragraph" style:parent-style-name="Standard">
      <style:paragraph-properties fo:text-align="start" style:justify-single-word="false"/>
      <style:text-properties style:font-name="Arial" style:text-underline-style="none" officeooo:rsid="0029499b" officeooo:paragraph-rsid="0029499b"/>
    </style:style>
    <style:style style:name="P13" style:family="paragraph" style:parent-style-name="Standard">
      <style:paragraph-properties fo:text-align="start" style:justify-single-word="false"/>
      <style:text-properties style:font-name="Arial" style:text-underline-style="none" officeooo:rsid="002c9212" officeooo:paragraph-rsid="002c9212"/>
    </style:style>
    <style:style style:name="P14" style:family="paragraph" style:parent-style-name="Standard">
      <style:paragraph-properties fo:text-align="start" style:justify-single-word="false"/>
      <style:text-properties style:font-name="Arial" style:text-underline-style="none" officeooo:rsid="002d3dba" officeooo:paragraph-rsid="002f8065"/>
    </style:style>
    <style:style style:name="P15" style:family="paragraph" style:parent-style-name="Standard">
      <style:paragraph-properties fo:text-align="start" style:justify-single-word="false"/>
      <style:text-properties style:font-name="Arial" style:text-underline-style="none" officeooo:rsid="002d4f0d" officeooo:paragraph-rsid="002d4f0d"/>
    </style:style>
    <style:style style:name="P16" style:family="paragraph" style:parent-style-name="Standard">
      <style:paragraph-properties fo:text-align="start" style:justify-single-word="false"/>
      <style:text-properties style:font-name="Arial" style:text-underline-style="none" officeooo:rsid="002fb77a" officeooo:paragraph-rsid="002fb77a"/>
    </style:style>
    <style:style style:name="P17" style:family="paragraph" style:parent-style-name="Standard">
      <style:paragraph-properties fo:text-align="start" style:justify-single-word="false"/>
      <style:text-properties style:font-name="Arial" officeooo:paragraph-rsid="002f8065"/>
    </style:style>
    <style:style style:name="P18" style:family="paragraph" style:parent-style-name="Text_20_body">
      <style:paragraph-properties fo:margin-top="0cm" fo:margin-bottom="0cm" style:contextual-spacing="false"/>
      <style:text-properties style:font-name="Arial"/>
    </style:style>
    <style:style style:name="P19" style:family="paragraph" style:parent-style-name="Text_20_body">
      <style:text-properties style:font-name="Arial"/>
    </style:style>
    <style:style style:name="P20" style:family="paragraph" style:parent-style-name="Text_20_body">
      <style:paragraph-properties fo:margin-top="0cm" fo:margin-bottom="0cm" style:contextual-spacing="false"/>
      <style:text-properties style:font-name="Arial" officeooo:rsid="002fb77a" officeooo:paragraph-rsid="002fb77a"/>
    </style:style>
    <style:style style:name="P21" style:family="paragraph" style:parent-style-name="Text_20_body">
      <style:paragraph-properties fo:margin-top="0cm" fo:margin-bottom="0cm" style:contextual-spacing="false"/>
      <style:text-properties style:font-name="Arial" officeooo:paragraph-rsid="002fb77a"/>
    </style:style>
    <style:style style:name="T1" style:family="text">
      <style:text-properties officeooo:rsid="001f9cae"/>
    </style:style>
    <style:style style:name="T2" style:family="text">
      <style:text-properties officeooo:rsid="0022e030"/>
    </style:style>
    <style:style style:name="T3" style:family="text">
      <style:text-properties officeooo:rsid="002314b4"/>
    </style:style>
    <style:style style:name="T4" style:family="text">
      <style:text-properties officeooo:rsid="002ad185"/>
    </style:style>
    <style:style style:name="T5" style:family="text">
      <style:text-properties officeooo:rsid="002b0978"/>
    </style:style>
    <style:style style:name="T6" style:family="text">
      <style:text-properties officeooo:rsid="002d4f0d"/>
    </style:style>
    <style:style style:name="T7" style:family="text">
      <style:text-properties officeooo:rsid="002e46ce"/>
    </style:style>
    <style:style style:name="T8" style:family="text">
      <style:text-properties officeooo:rsid="002f8065"/>
    </style:style>
    <style:style style:name="T9" style:family="text">
      <style:text-properties style:text-underline-style="none"/>
    </style:style>
    <style:style style:name="T10" style:family="text">
      <style:text-properties style:text-underline-style="none" officeooo:rsid="002f8065"/>
    </style:style>
    <style:style style:name="T11" style:family="text">
      <style:text-properties style:text-underline-style="none" officeooo:rsid="002fb77a"/>
    </style:style>
    <style:style style:name="T12" style:family="text">
      <style:text-properties officeooo:rsid="002fb77a"/>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oit</text:p>
      <text:p text:style-name="P1">TD4</text:p>
      <text:p text:style-name="P2"/>
      <text:p text:style-name="P3"/>
      <text:p text:style-name="P3">Activité 1 :</text:p>
      <text:p text:style-name="P3"/>
      <text:p text:style-name="P9"><text:span text:style-name="T1">1) </text:span>L’appelant est CRAMA de Normandie et l’intimé est Delafosse. <text:span text:style-name="T1">Le fait à l’origine du litige est la victime est tombé en contournant des palettes qui encombraient le trottoir .</text:span></text:p>
      <text:p text:style-name="P9"/>
      <text:p text:style-name="P10">2) <text:span text:style-name="T5">Le problème juridique est de déterminer les limites de la responsabilité du gardien d’une chose, en particulier dans le cas où la victime s’est blessé elle-même, sans que la chose ait eu un rôle actif à l’origine de l’accident.</text:span></text:p>
      <text:p text:style-name="P10"/>
      <text:p text:style-name="P10"><text:span text:style-name="T3">3) </text:span><text:span text:style-name="T2">S’il n’y avait pas les palettes, il n’y aurait pas eu l’accident.</text:span></text:p>
      <text:p text:style-name="P10"/>
      <text:p text:style-name="P11">4)</text:p>
      <text:p text:style-name="P11"/>
      <text:p text:style-name="P11"/>
      <text:p text:style-name="P4">Activité 2 :</text:p>
      <text:p text:style-name="P4"/>
      <text:p text:style-name="P5">Ex1</text:p>
      <text:p text:style-name="P12">1) La question qui se pose est que nous sommes en présence de jeunes enfants et d’un adulte handicapé mentale, qui n’ont pas conscience de leurs actes.</text:p>
      <text:p text:style-name="P12"/>
      <text:p text:style-name="P12">2) <text:span text:style-name="T4">Il est équitable que leur responsabilité soit retenue. Car s’il n’y a pas de responsable, il n’y a pas réparation.</text:span></text:p>
      <text:p text:style-name="P12"/>
      <text:p text:style-name="P5">Ex2</text:p>
      <text:p text:style-name="P13">1) Le propriétaire du dommage subi est le propriétaire du champ qui demande à l’agriculteur de rependre le produit sur sa parcelle. <text:span text:style-name="T7">Le dommage causé par une chose engage la responsabilité de son gardien.</text:span></text:p>
      <text:p text:style-name="P13"/>
      <text:p text:style-name="P13">2) Non cette fois-ci le propriétaire du dommage aurait été l’agriculteur.</text:p>
      <text:p text:style-name="P13"/>
      <text:p text:style-name="P14">3) <text:span text:style-name="T6">Le voisin peut espérer un remboursement par le </text:span><text:span text:style-name="T8">gardien des herbicides.(Situation 1 : Le propriétaire. Situation 2 : <text:s/>L’agriculteur</text:span></text:p>
      <text:p text:style-name="P15">4) <text:span text:style-name="T8">On peut lui opposer le lien de causalité, il n’est pas évident.</text:span></text:p>
      <text:p text:style-name="P15"/>
      <text:p text:style-name="P6">Ex3</text:p>
      <text:p text:style-name="P17"><text:span text:style-name="T10">1) </text:span>Le clerc stagiaire est le principal responsable de ses propres actions. En commettant un faux en écritures privées, il engage sa propre responsabilité civile et pourrait être tenu personnellement responsable des dommages causés par son acte répréhensible.</text:p>
      <text:p text:style-name="P17"/>
      <text:p text:style-name="P17"><text:span text:style-name="T8">2) </text:span>Si le clerc a agi en dehors des heures de travail régulières et sans la connaissance ou l'autorisation du notaire, cela peut diminuer la responsabilité du notaire. En tant qu'employeur, le notaire ne peut être tenu responsable des actes du clerc s'ils ont été commis sans sa connaissance ou son consentement, et s'il n'a pas eu la possibilité de surveiller ou de contrôler les activités du clerc.</text:p>
      <text:p text:style-name="P17"/>
      <text:p text:style-name="P17"/>
      <text:p text:style-name="P7">Activité 3 :</text:p>
      <text:p text:style-name="P8"/>
      <text:p text:style-name="P16">1) bc</text:p>
      <text:p text:style-name="P16">2) ab</text:p>
      <text:p text:style-name="P16">3) a</text:p>
      <text:p text:style-name="P16">4) bc</text:p>
      <text:p text:style-name="P16">5) a</text:p>
      <text:p text:style-name="P16">6) b</text:p>
      <text:p text:style-name="P16">7) ab</text:p>
      <text:p text:style-name="P16">8) b</text:p>
      <text:p text:style-name="P16">9) c</text:p>
      <text:p text:style-name="P16">10) abc</text:p>
      <text:p text:style-name="P16"/>
      <text:p text:style-name="P8">Activité 4 :</text:p>
      <text:p text:style-name="P16"/>
      <text:p text:style-name="P20"><text:span text:style-name="T9">1) Vrai</text:span></text:p>
      <text:p text:style-name="P20">2) Vrai</text:p>
      <text:p text:style-name="P18"><text:span text:style-name="T12">3) </text:span>Faux</text:p>
      <text:p text:style-name="P18"><text:span text:style-name="T12">4) Faux</text:span></text:p>
      <text:p text:style-name="P18"><text:span text:style-name="T12">5) </text:span>Vrai</text:p>
      <text:p text:style-name="P18"><text:span text:style-name="T12">6) Faux</text:span></text:p>
      <text:p text:style-name="P18"><text:span text:style-name="T12">7) </text:span>Faux</text:p>
      <text:p text:style-name="P18"><text:span text:style-name="T12">8) </text:span>Faux</text:p>
      <text:p text:style-name="P18"><text:span text:style-name="T12">9) </text:span>Faux</text:p>
      <text:p text:style-name="P18"><text:span text:style-name="T12">10) </text:span>Faux</text:p>
      <text:p text:style-name="P18"><text:span text:style-name="T12">11) </text:span>Faux</text:p>
      <text:p text:style-name="P18"><text:span text:style-name="T12">12) </text:span>Faux</text:p>
      <text:p text:style-name="P18"><text:span text:style-name="T12">13) Faux</text:span></text:p>
      <text:p text:style-name="P18"><text:span text:style-name="T12">14) </text:span>Faux</text:p>
      <text:p text:style-name="P21"><text:span text:style-name="T12">15) Vrai</text:span></text:p>
      <text:p text:style-name="P18"><text:span text:style-name="T12">16) </text:span>Faux</text:p>
      <text:p text:style-name="P18"><text:span text:style-name="T12">17) Vrai</text:span></text:p>
      <text:p text:style-name="P18"><text:span text:style-name="T12">18) </text:span>Faux</text:p>
      <text:p text:style-name="P18"><text:span text:style-name="T12">19) </text:span>Faux</text:p>
      <text:p text:style-name="P19"><text:span text:style-name="T12">20) Faux</text:span></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16:02:22.186471316</meta:creation-date>
    <dc:date>2023-05-11T15:05:12.222338508</dc:date>
    <meta:editing-duration>PT1H18M20S</meta:editing-duration>
    <meta:editing-cycles>17</meta:editing-cycles>
    <meta:generator>LibreOffice/7.5.2.2$Linux_X86_64 LibreOffice_project/50$Build-2</meta:generator>
    <meta:document-statistic meta:table-count="0" meta:image-count="0" meta:object-count="0" meta:page-count="2" meta:paragraph-count="51" meta:word-count="393" meta:character-count="2140" meta:non-whitespace-character-count="1797"/>
  </office:meta>
</office:document-meta>
</file>